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officeooo:paragraph-rsid="001b09a3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76ca3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e8d07" style:letter-kerning="false" style:language-asian="ru" style:country-asian="RU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e8d07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officeooo:paragraph-rsid="00176ca3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officeooo:paragraph-rsid="00176ca3"/>
    </style:style>
    <style:style style:name="P33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rsid="001e8d07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rsid="000b82bd" officeooo:paragraph-rsid="00077a58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rsid="0010816b" officeooo:paragraph-rsid="00077a58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normal" officeooo:rsid="0010816b" officeooo:paragraph-rsid="0010816b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normal" officeooo:rsid="0010816b" officeooo:paragraph-rsid="00176ca3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9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4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1b09a3" style:font-size-asian="12pt" style:font-name-complex="Times New Roman1" style:font-size-complex="12pt"/>
    </style:style>
    <style:style style:name="P4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paragraph-rsid="001e8ac4" style:font-size-asian="12pt" style:font-name-complex="Times New Roman1" style:font-size-complex="12pt"/>
    </style:style>
    <style:style style:name="P4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f04b1" officeooo:paragraph-rsid="001e8ac4" style:font-size-asian="12pt" style:font-name-complex="Times New Roman1" style:font-size-complex="12pt"/>
    </style:style>
    <style:style style:name="P44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b901f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5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0ff5d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6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efe0d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7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officeooo:rsid="000555cd" officeooo:paragraph-rsid="001efe0d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Consolas" fo:font-size="12pt" style:font-size-asian="12pt" style:font-name-complex="Times New Roman1" style:font-size-complex="12pt"/>
    </style:style>
    <style:style style:name="T5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6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7" style:family="text">
      <style:text-properties style:font-name="Consolas" fo:font-size="10pt" fo:language="en" fo:country="US" officeooo:rsid="000b82bd" style:font-size-asian="10pt" style:font-name-complex="Courier New" style:font-size-complex="10pt"/>
    </style:style>
    <style:style style:name="T8" style:family="text">
      <style:text-properties style:font-name="Consolas" fo:font-size="10pt" fo:language="en" fo:country="US" officeooo:rsid="0010816b" style:font-size-asian="10pt" style:font-name-complex="Courier New" style:font-size-complex="10pt"/>
    </style:style>
    <style:style style:name="T9" style:family="text">
      <style:text-properties style:font-name="Consolas" fo:font-size="10pt" fo:language="en" fo:country="US" officeooo:rsid="001e8d07" style:font-size-asian="10pt" style:font-name-complex="Courier New" style:font-size-complex="10pt"/>
    </style:style>
    <style:style style:name="T10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1" style:family="text">
      <style:text-properties style:font-name="Consolas" fo:font-size="10pt" fo:language="en" fo:country="US" officeooo:rsid="001e8d07" style:font-size-asian="10pt" style:font-name-complex="Times New Roman1" style:font-size-complex="10pt"/>
    </style:style>
    <style:style style:name="T12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3" style:family="text">
      <style:text-properties style:font-name="Consolas" fo:font-size="10pt" fo:language="en" fo:country="US" fo:font-weight="normal" officeooo:rsid="0010816b" style:font-size-asian="10pt" style:font-weight-asian="normal" style:font-name-complex="Times New Roman1" style:font-size-complex="10pt" style:font-weight-complex="normal"/>
    </style:style>
    <style:style style:name="T14" style:family="text">
      <style:text-properties style:font-name="Consolas" fo:font-size="10pt" fo:language="en" fo:country="US" fo:font-weight="normal" officeooo:rsid="001e8d07" style:font-size-asian="10pt" style:font-weight-asian="normal" style:font-name-complex="Times New Roman1" style:font-size-complex="10pt" style:font-weight-complex="normal"/>
    </style:style>
    <style:style style:name="T15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16" style:family="text">
      <style:text-properties fo:font-variant="normal" fo:text-transform="none" style:font-name="Times New Roman" fo:font-size="12pt" fo:font-style="normal" fo:font-weight="bold" officeooo:rsid="0013b5d4" style:font-size-asian="12pt" style:font-weight-asian="bold" style:font-name-complex="Times New Roman1" style:font-size-complex="12pt" style:font-weight-complex="bold"/>
    </style:style>
    <style:style style:name="T17" style:family="text">
      <style:text-properties fo:font-variant="normal" fo:text-transform="none" style:font-name="Times New Roman" fo:font-size="12pt" fo:font-style="normal" fo:font-weight="normal" officeooo:rsid="0013b5d4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font-variant="normal" fo:text-transform="none" style:font-name="Times New Roman" fo:font-size="12pt" fo:font-style="normal" fo:font-weight="normal" officeooo:rsid="001e8ac4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variant="normal" fo:text-transform="none" style:font-name="Times New Roman" fo:font-style="normal" fo:font-weight="normal" officeooo:rsid="001e8ac4" style:font-weight-asian="normal" style:font-weight-complex="normal"/>
    </style:style>
    <style:style style:name="T20" style:family="text">
      <style:text-properties fo:font-variant="normal" fo:text-transform="none" style:font-name="Times New Roman" fo:font-style="normal" officeooo:rsid="001e8ac4"/>
    </style:style>
    <style:style style:name="T21" style:family="text">
      <style:text-properties fo:font-variant="normal" fo:text-transform="none" fo:font-style="normal"/>
    </style:style>
    <style:style style:name="T22" style:family="text">
      <style:text-properties fo:font-variant="normal" fo:text-transform="none" fo:font-style="normal" officeooo:rsid="001e8ac4"/>
    </style:style>
    <style:style style:name="T23" style:family="text">
      <style:text-properties fo:font-variant="normal" fo:text-transform="none" fo:font-style="normal" officeooo:rsid="001efe0d"/>
    </style:style>
    <style:style style:name="T24" style:family="text">
      <style:text-properties fo:font-variant="normal" fo:text-transform="none" fo:font-style="normal" officeooo:rsid="001b09a3"/>
    </style:style>
    <style:style style:name="T25" style:family="text">
      <style:text-properties fo:font-variant="normal" fo:text-transform="none" fo:font-style="normal" officeooo:rsid="0013b5d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df476" style:font-weight-asian="normal" style:font-weight-complex="normal"/>
    </style:style>
    <style:style style:name="T28" style:family="text">
      <style:text-properties fo:font-weight="normal" officeooo:rsid="000f04b1" style:font-weight-asian="normal" style:font-weight-complex="normal"/>
    </style:style>
    <style:style style:name="T29" style:family="text">
      <style:text-properties fo:font-weight="normal" officeooo:rsid="0013b5d4" style:font-weight-asian="normal" style:font-weight-complex="normal"/>
    </style:style>
    <style:style style:name="T30" style:family="text">
      <style:text-properties fo:font-weight="normal" officeooo:rsid="001b09a3" style:font-weight-asian="normal" style:font-weight-complex="normal"/>
    </style:style>
    <style:style style:name="T31" style:family="text">
      <style:text-properties fo:font-weight="normal" officeooo:rsid="001e8ac4" style:font-weight-asian="normal" style:font-weight-complex="normal"/>
    </style:style>
    <style:style style:name="T32" style:family="text">
      <style:text-properties fo:font-weight="normal" officeooo:rsid="001efe0d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e8d07" style:font-weight-asian="bold" style:font-weight-complex="bold"/>
    </style:style>
    <style:style style:name="T35" style:family="text">
      <style:text-properties officeooo:rsid="0013b5d4"/>
    </style:style>
    <style:style style:name="T36" style:family="text">
      <style:text-properties officeooo:rsid="00176ca3"/>
    </style:style>
    <style:style style:name="T37" style:family="text">
      <style:text-properties officeooo:rsid="001b09a3"/>
    </style:style>
    <style:style style:name="T38" style:family="text">
      <style:text-properties officeooo:rsid="001e8ac4"/>
    </style:style>
    <style:style style:name="T39" style:family="text">
      <style:text-properties officeooo:rsid="001efe0d"/>
    </style:style>
    <style:style style:name="T40" style:family="text">
      <style:text-properties officeooo:rsid="000f04b1"/>
    </style:style>
    <style:style style:name="T41" style:family="text">
      <style:text-properties officeooo:rsid="000df4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6"><text:span text:style-name="T16">Point. </text:span><text:span text:style-name="T17">Написать программу, принимающую на вход </text:span><text:span text:style-name="T18">координаты точек, выводящую расстояние между двумя производными точками, находятся ли эти точки внутри окружность и самая близкую к началу координат точку</text:span></text:p>
      <text:p text:style-name="P7">Детальные требования</text:p>
      <text:list xml:id="list254764462" text:style-name="WWNum17">
        <text:list-item>
          <text:p text:style-name="P41"><text:span text:style-name="T38">Координаты </text:span><text:span text:style-name="T39">всех </text:span><text:span text:style-name="T38">точек должны быть заданы корректно</text:span>:</text:p>
          <text:list>
            <text:list-item>
              <text:p text:style-name="P41"><text:span text:style-name="T31">x</text:span><text:span text:style-name="T30"> и </text:span><text:span text:style-name="T31">y</text:span><text:span text:style-name="T28"> —</text:span><text:span text:style-name="T29"> числ</text:span><text:span text:style-name="T30">а</text:span><text:span text:style-name="T28">. </text:span><text:span text:style-name="T26">Если </text:span><text:span text:style-name="T31">x</text:span><text:span text:style-name="T30"> или </text:span><text:span text:style-name="T31">y</text:span><text:span text:style-name="T27"> </text:span><text:span text:style-name="T32">хотя бы одной точки </text:span><text:span text:style-name="T28">не явля</text:span><text:span text:style-name="T30">ют</text:span><text:span text:style-name="T31">с</text:span><text:span text:style-name="T30">я</text:span><text:span text:style-name="T29"> числ</text:span><text:span text:style-name="T30">ами</text:span><text:span text:style-name="T26">, то выводится сообщение об ошибке и программа завершается </text:span><text:span text:style-name="T31">с кодом возврата 1</text:span></text:p>
            </text:list-item>
          </text:list>
        </text:list-item>
        <text:list-item>
          <text:p text:style-name="P42"><text:span text:style-name="T38">Координаты точек заданы корректно</text:span>:</text:p>
          <text:list>
            <text:list-item>
              <text:p text:style-name="P43">Если <text:span text:style-name="T38">x </text:span><text:span text:style-name="T39">и</text:span><text:span text:style-name="T30"> </text:span><text:span text:style-name="T31">y</text:span><text:span text:style-name="T35"> </text:span><text:span text:style-name="T39">всех точек </text:span><text:span text:style-name="T35">заданы корректно, то программа должна </text:span>завершится с выводом в консоль сообщения, содержащего<text:span text:style-name="T19"> номера двух произвольных точек, их координаты, расстояние между ними, находятся ли эти точки внутри окружность и самая близкую к началу координат точку</text:span>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1">Описание</text:p>
          </table:table-cell>
          <table:table-cell table:style-name="Table1.A1" office:value-type="string">
            <text:p text:style-name="P11">Результат</text:p>
          </table:table-cell>
        </table:table-row>
        <table:table-row table:style-name="Table1.1">
          <table:table-cell table:style-name="Table1.A1" office:value-type="string">
            <text:p text:style-name="P14">1.1</text:p>
          </table:table-cell>
          <table:table-cell table:style-name="Table1.A1" office:value-type="string">
            <text:list xml:id="list15525095810951" text:continue-numbering="true" text:style-name="WWNum17">
              <text:list-item>
                <text:list>
                  <text:list-header>
                    <text:p text:style-name="P47">x и y — числа. Если x или y хотя бы одной точки не являются числами, то выводится сообщение об ошибке и программа завершается с кодом возврата 1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34"><text:s text:c="2"/>1.2 2.3 3.4 4.3 a.0 12.3 0.0 0.0</text:p>
            <text:p text:style-name="P8">Expected:</text:p>
            <text:p text:style-name="P17"><text:span text:style-name="T10"><text:s text:c="2"/></text:span><text:span text:style-name="T11">Bad input!</text:span>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list xml:id="list15523579462722" text:continue-numbering="true" text:style-name="WWNum17">
              <text:list-item>
                <text:list>
                  <text:list-header>
                    <text:p text:style-name="P44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9">Input:</text:p>
            <text:p text:style-name="P20"><text:span text:style-name="T6"><text:s text:c="2"/></text:span><text:span text:style-name="T9">1.2 2.3 3.dfss 4.3 0.0 12,3 0.0 0.0</text:span></text:p>
            <text:p text:style-name="P9">Expected:</text:p>
            <text:p text:style-name="P20"><text:span text:style-name="T12"><text:s text:c="2"/></text:span><text:span text:style-name="T14">Bad input!</text:span>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36">2</text:span>.1</text:p>
          </table:table-cell>
          <table:table-cell table:style-name="Table1.A1" office:value-type="string">
            <text:list xml:id="list15524459728978" text:continue-numbering="true" text:style-name="WWNum17">
              <text:list-item>
                <text:list>
                  <text:list-header>
                    <text:p text:style-name="P46"><text:span text:style-name="T21">Если x и y всех точек заданы корректно, то программа должна завершится с выводом в консоль сообщения, содержащего номера двух произвольных точек, их координаты, расстояние между ними, находятся ли эти точки внутри окружность и самая близкую к началу координат точку</text:span>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18"><text:span text:style-name="T6"><text:s text:c="2"/></text:span><text:span text:style-name="T7">50.94 63.40</text:span></text:p>
            <text:p text:style-name="P35"><text:s text:c="2"/>8.35 76.53</text:p>
            <text:p text:style-name="P35"><text:s text:c="2"/>7.34 90.53</text:p>
            <text:p text:style-name="P35"><text:s text:c="2"/>22.34 93.26</text:p>
            <text:p text:style-name="P35"><text:s text:c="2"/>3.63 70.11</text:p>
            <text:p text:style-name="P35"><text:s text:c="2"/>54.51 46.74</text:p>
            <text:p text:style-name="P35"><text:s text:c="2"/>62.77 88.31</text:p>
            <text:p text:style-name="P35"><text:s text:c="2"/>19.72 75.69</text:p>
            <text:p text:style-name="P35"><text:s text:c="2"/>90.62 66.98</text:p>
            <text:p text:style-name="P35"><text:s text:c="2"/>0.0 0.0</text:p>
            <text:p text:style-name="P10">Expected:</text:p>
            <text:p text:style-name="P21"><text:s text:c="2"/><text:span text:style-name="T26">Number of points: 0 7</text:span></text:p>
            <text:p text:style-name="P37"><text:s text:c="2"/>x and y cordinats: 50.94 63.4 <text:s/>19.72 75.69 </text:p>
            <text:p text:style-name="P37"><text:s text:c="2"/>Points is equal: 0</text:p>
            <text:p text:style-name="P37"><text:s text:c="2"/>Distance between points: 33.5519</text:p>
            <text:p text:style-name="P37"><text:s text:c="2"/>Points is in circle with radius 93: 1 1</text:p>
            <text:p text:style-name="P37"><text:s text:c="2"/>The point closest to the origin: 3.63 70.11 </text:p>
          </table:table-cell>
        </table:table-row>
        <table:table-row table:style-name="Table1.5">
          <table:table-cell table:style-name="Table1.A1" office:value-type="string">
            <text:p text:style-name="P12"/>
          </table:table-cell>
          <table:table-cell table:style-name="Table1.B5" office:value-type="string">
            <text:list xml:id="list15523695147632" text:continue-numbering="true" text:style-name="WWNum17">
              <text:list-item>
                <text:list>
                  <text:list-header>
                    <text:p text:style-name="P45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18"><text:span text:style-name="T6"><text:s text:c="2"/></text:span><text:span text:style-name="T8">383.886 777.915 </text:span></text:p>
            <text:p text:style-name="P36"><text:s text:c="2"/>793.335 386.492 </text:p>
            <text:p text:style-name="P36"><text:s text:c="2"/>649.421 362.27 </text:p>
            <text:p text:style-name="P36"><text:s text:c="2"/>690.59 763.926 </text:p>
            <text:p text:style-name="P36"><text:s text:c="2"/>540.426 172.736 </text:p>
            <text:p text:style-name="P36"><text:s text:c="2"/>211.368 567.429 </text:p>
            <text:p text:style-name="P36"><text:s text:c="2"/>782.530 862.123 </text:p>
            <text:p text:style-name="P36"><text:s text:c="2"/>67.135 929.802 </text:p>
            <text:p text:style-name="P36"><text:s text:c="2"/>22.58 69.167 </text:p>
            <text:p text:style-name="P36"><text:s text:c="2"/>393.456 11.42</text:p>
            <text:p text:style-name="P36"><text:s text:c="2"/>0.0 0.0</text:p>
            <text:p text:style-name="P10">Expected:</text:p>
            <text:p text:style-name="P19"><text:soft-page-break/><text:span text:style-name="T12"><text:s text:c="2"/></text:span><text:span text:style-name="T13">Number of points: 3 8</text:span></text:p>
            <text:p text:style-name="P38"><text:s text:c="2"/>x and y cordinats: 690.59 763.926 <text:s/>22.58 <text:s/>69.167 </text:p>
            <text:p text:style-name="P38"><text:s text:c="2"/>Points is equal: 0</text:p>
            <text:p text:style-name="P38"><text:s text:c="2"/>Distance between points: 963.809</text:p>
            <text:p text:style-name="P38"><text:s text:c="2"/>Points is in circle with radius 87: 0 1</text:p>
            <text:p text:style-name="P38"><text:s text:c="2"/>The point closest to the origin: 22.58 69.167 </text:p>
          </table:table-cell>
        </table:table-row>
      </table:table>
      <text:p text:style-name="P5"/>
      <text:p text:style-name="P6">Исходные тексты программы</text:p>
      <text:p text:style-name="P15"><text:span text:style-name="T1">Файлы с исходными текстами лабораторной работы (полагаем </text:span><text:span text:style-name="T4">&lt;</text:span><text:span text:style-name="T5">ROOT</text:span><text:span text:style-name="T4">&gt;</text:span><text:span text:style-name="T1"> для папки в котором располагаются исходные тексты):</text:span></text:p>
      <text:p text:style-name="P22">./&lt;ROOT&gt;/main.cpp</text:p>
      <text:p text:style-name="P27">#include &lt;iostream&gt;</text:p>
      <text:p text:style-name="P27">#include &lt;cstddef&gt;</text:p>
      <text:p text:style-name="P27">#include &lt;ctime&gt;</text:p>
      <text:p text:style-name="P27">#include &lt;limits&gt;</text:p>
      <text:p text:style-name="P27">#include "Point.h"</text:p>
      <text:p text:style-name="P27">#include "pointFunction.hpp"</text:p>
      <text:p text:style-name="P27"/>
      <text:p text:style-name="P27">int main()</text:p>
      <text:p text:style-name="P27">{</text:p>
      <text:p text:style-name="P27"><text:s text:c="2"/>Point * pointArr = nullptr;</text:p>
      <text:p text:style-name="P27"><text:s text:c="2"/>Point * newArr = nullptr;</text:p>
      <text:p text:style-name="P27"><text:s text:c="2"/>size_t numberOfPoints = 0;</text:p>
      <text:p text:style-name="P27"><text:s text:c="2"/>do</text:p>
      <text:p text:style-name="P27"><text:s text:c="2"/>{</text:p>
      <text:p text:style-name="P27"><text:s text:c="4"/>newArr = new Point[numberOfPoints + 1];</text:p>
      <text:p text:style-name="P27"><text:s text:c="4"/>for (size_t i = 0; i &lt; numberOfPoints; ++i)</text:p>
      <text:p text:style-name="P27"><text:s text:c="4"/>{</text:p>
      <text:p text:style-name="P27"><text:s text:c="6"/>newArr[i].setX(pointArr[i].getX());</text:p>
      <text:p text:style-name="P27"><text:s text:c="6"/>newArr[i].setY(pointArr[i].getY());</text:p>
      <text:p text:style-name="P27"><text:s text:c="4"/>}</text:p>
      <text:p text:style-name="P27"/>
      <text:p text:style-name="P27"><text:s text:c="4"/>try</text:p>
      <text:p text:style-name="P27"><text:s text:c="4"/>{</text:p>
      <text:p text:style-name="P27"><text:s text:c="6"/>input(newArr[numberOfPoints]);</text:p>
      <text:p text:style-name="P27"><text:s text:c="4"/>}</text:p>
      <text:p text:style-name="P27"><text:s text:c="4"/>catch (const std::logic_error &amp; e)</text:p>
      <text:p text:style-name="P27"><text:s text:c="4"/>{</text:p>
      <text:p text:style-name="P27"><text:s text:c="6"/>delete[] pointArr;</text:p>
      <text:p text:style-name="P27"><text:s text:c="6"/>delete[] newArr;</text:p>
      <text:p text:style-name="P27"/>
      <text:p text:style-name="P27"><text:s text:c="6"/>std::cerr &lt;&lt; e.what();</text:p>
      <text:p text:style-name="P27"><text:s text:c="6"/>return 1;</text:p>
      <text:p text:style-name="P27"><text:s text:c="4"/>}</text:p>
      <text:p text:style-name="P27"/>
      <text:p text:style-name="P27"><text:s text:c="4"/>delete[] pointArr;</text:p>
      <text:p text:style-name="P27"><text:s text:c="4"/>pointArr = newArr;</text:p>
      <text:p text:style-name="P27"><text:s text:c="4"/>newArr = nullptr;</text:p>
      <text:p text:style-name="P27"/>
      <text:p text:style-name="P27"><text:s text:c="4"/>numberOfPoints += 1;</text:p>
      <text:p text:style-name="P27"><text:s text:c="2"/>} while ((pointArr[numberOfPoints - 1].getX() != 0.0) || (pointArr[numberOfPoints - 1].getY() != 0.0));</text:p>
      <text:p text:style-name="P27"><text:s text:c="2"/></text:p>
      <text:p text:style-name="P27"><text:s text:c="2"/>srand(time(NULL));</text:p>
      <text:p text:style-name="P27"><text:soft-page-break/><text:s text:c="2"/>size_t numberOfFirstPoint = (rand() % (numberOfPoints - 1)), numberOfSecondPoint = (rand() % (numberOfPoints - 1));</text:p>
      <text:p text:style-name="P27"><text:s text:c="2"/>while (numberOfSecondPoint == numberOfFirstPoint)</text:p>
      <text:p text:style-name="P27"><text:s text:c="2"/>{</text:p>
      <text:p text:style-name="P27"><text:s text:c="4"/>numberOfSecondPoint = (rand() % (numberOfPoints - 1));</text:p>
      <text:p text:style-name="P27"><text:s text:c="2"/>}</text:p>
      <text:p text:style-name="P27"><text:s text:c="2"/>std::cout &lt;&lt; "Number of points: " &lt;&lt; numberOfFirstPoint &lt;&lt; " " &lt;&lt; numberOfSecondPoint &lt;&lt; '\n';</text:p>
      <text:p text:style-name="P27"/>
      <text:p text:style-name="P27"><text:s text:c="2"/>std::cout &lt;&lt; "x and y cordinats: ";</text:p>
      <text:p text:style-name="P27"><text:s text:c="2"/>output(pointArr[numberOfFirstPoint]);</text:p>
      <text:p text:style-name="P27"><text:s text:c="2"/>std::cout &lt;&lt; " ";</text:p>
      <text:p text:style-name="P27"><text:s text:c="2"/>output(pointArr[numberOfSecondPoint]);</text:p>
      <text:p text:style-name="P27"><text:s text:c="2"/>std::cout &lt;&lt; '\n';</text:p>
      <text:p text:style-name="P27"/>
      <text:p text:style-name="P27"><text:s text:c="2"/>std::cout &lt;&lt; "Points is equal: " &lt;&lt; pointArr[numberOfFirstPoint].isEqual(pointArr[numberOfSecondPoint]) &lt;&lt; '\n';</text:p>
      <text:p text:style-name="P27"/>
      <text:p text:style-name="P27"><text:s text:c="2"/>std::cout &lt;&lt; "Distance between points: " &lt;&lt; pointArr[numberOfFirstPoint].getDistance(pointArr[numberOfSecondPoint]) &lt;&lt; '\n';</text:p>
      <text:p text:style-name="P27"/>
      <text:p text:style-name="P27"><text:s text:c="2"/>size_t radius = (rand() % 100);</text:p>
      <text:p text:style-name="P27"><text:s text:c="2"/>std::cout &lt;&lt; "Points is in circle with radius " &lt;&lt; radius &lt;&lt; ": " &lt;&lt; isPointInCircle(pointArr[numberOfFirstPoint], radius);</text:p>
      <text:p text:style-name="P27"><text:s text:c="2"/>std::cout &lt;&lt; " " &lt;&lt; isPointInCircle(pointArr[numberOfSecondPoint], radius) &lt;&lt; '\n';</text:p>
      <text:p text:style-name="P27"/>
      <text:p text:style-name="P27"><text:s text:c="2"/>Point startPoint(0.0, 0.0);</text:p>
      <text:p text:style-name="P27"><text:s text:c="2"/>size_t IndexOfNearestPoint = 0;</text:p>
      <text:p text:style-name="P27"><text:s text:c="2"/>double minDistance = std::numeric_limits&lt; double &gt;::max();</text:p>
      <text:p text:style-name="P27"/>
      <text:p text:style-name="P27"><text:s text:c="2"/>for (size_t i = 0; i &lt; (numberOfPoints - 1); ++i)</text:p>
      <text:p text:style-name="P27"><text:s text:c="2"/>{</text:p>
      <text:p text:style-name="P27"><text:s text:c="4"/>double distance = startPoint.getDistance(pointArr[i]);</text:p>
      <text:p text:style-name="P27"><text:s text:c="4"/>if (distance &lt; minDistance)</text:p>
      <text:p text:style-name="P27"><text:s text:c="4"/>{</text:p>
      <text:p text:style-name="P27"><text:s text:c="6"/>minDistance = distance;</text:p>
      <text:p text:style-name="P27"><text:s text:c="6"/>IndexOfNearestPoint = i;</text:p>
      <text:p text:style-name="P27"><text:s text:c="4"/>}</text:p>
      <text:p text:style-name="P27"><text:s text:c="2"/>}</text:p>
      <text:p text:style-name="P27"><text:s text:c="2"/></text:p>
      <text:p text:style-name="P27"><text:s text:c="2"/>std::cout &lt;&lt; "The point closest to the origin: ";</text:p>
      <text:p text:style-name="P27"><text:s text:c="2"/>output(pointArr[IndexOfNearestPoint]);</text:p>
      <text:p text:style-name="P27"><text:s text:c="2"/>std::cout &lt;&lt; '\n';</text:p>
      <text:p text:style-name="P27"/>
      <text:p text:style-name="P27"><text:s text:c="2"/>return 0;</text:p>
      <text:p text:style-name="P27">}</text:p>
      <text:p text:style-name="P23"/>
      <text:p text:style-name="P39">./&lt;ROOT&gt;/Point.h</text:p>
      <text:p text:style-name="P28">#ifndef POINT_H</text:p>
      <text:p text:style-name="P27">#define POINT_H</text:p>
      <text:p text:style-name="P27">class Point</text:p>
      <text:p text:style-name="P27"><text:soft-page-break/>{</text:p>
      <text:p text:style-name="P27"><text:s text:c="2"/>public:</text:p>
      <text:p text:style-name="P27"><text:s text:c="4"/>Point();</text:p>
      <text:p text:style-name="P27"><text:s text:c="4"/>Point(double x, double y);</text:p>
      <text:p text:style-name="P27"><text:s text:c="4"/>Point(Point &amp; point);</text:p>
      <text:p text:style-name="P27"><text:s text:c="4"/>~Point();</text:p>
      <text:p text:style-name="P27"/>
      <text:p text:style-name="P27"><text:s text:c="4"/>void setX(double x);</text:p>
      <text:p text:style-name="P27"><text:s text:c="4"/>void setY(double y);</text:p>
      <text:p text:style-name="P27"><text:s text:c="4"/>double getX() const;</text:p>
      <text:p text:style-name="P27"><text:s text:c="4"/>double getY() const;</text:p>
      <text:p text:style-name="P27"/>
      <text:p text:style-name="P27"><text:s text:c="4"/>bool isEqual(Point point);</text:p>
      <text:p text:style-name="P27"><text:s text:c="4"/>double getDistance(Point point);</text:p>
      <text:p text:style-name="P27"><text:s text:c="4"/>void move(double distance);</text:p>
      <text:p text:style-name="P27"><text:s text:c="2"/>private:</text:p>
      <text:p text:style-name="P27"><text:s text:c="4"/>double x_, y_;</text:p>
      <text:p text:style-name="P27">};</text:p>
      <text:p text:style-name="P27">#endif</text:p>
      <text:p text:style-name="P23"/>
      <text:p text:style-name="P25"><text:span text:style-name="T33">./&lt;ROOT&gt;/Point.</text:span><text:span text:style-name="T34">cpp</text:span></text:p>
      <text:p text:style-name="P32">#include "Point.h"</text:p>
      <text:p text:style-name="P31">#include &lt;cmath&gt;</text:p>
      <text:p text:style-name="P31">#include &lt;iostream&gt;</text:p>
      <text:p text:style-name="P31"/>
      <text:p text:style-name="P31">Point::Point():</text:p>
      <text:p text:style-name="P31"><text:s text:c="2"/>x_(0.0),</text:p>
      <text:p text:style-name="P31"><text:s text:c="2"/>y_(0.0)</text:p>
      <text:p text:style-name="P31"><text:s text:c="2"/>{};</text:p>
      <text:p text:style-name="P31"/>
      <text:p text:style-name="P31">Point::Point(double x, double y):</text:p>
      <text:p text:style-name="P31"><text:s text:c="2"/>x_(x),</text:p>
      <text:p text:style-name="P31"><text:s text:c="2"/>y_(y)</text:p>
      <text:p text:style-name="P31"><text:s text:c="2"/>{};</text:p>
      <text:p text:style-name="P31"/>
      <text:p text:style-name="P31">Point::Point(Point &amp; point):</text:p>
      <text:p text:style-name="P31"><text:s text:c="2"/>x_(point.getX()),</text:p>
      <text:p text:style-name="P31"><text:s text:c="2"/>y_(point.getY())</text:p>
      <text:p text:style-name="P31"><text:s text:c="2"/>{};</text:p>
      <text:p text:style-name="P31"/>
      <text:p text:style-name="P31">Point::~Point()</text:p>
      <text:p text:style-name="P31">{</text:p>
      <text:p text:style-name="P31"><text:s text:c="2"/>x_ = 0.0;</text:p>
      <text:p text:style-name="P31">};</text:p>
      <text:p text:style-name="P31"/>
      <text:p text:style-name="P31">void Point::setX(double x)</text:p>
      <text:p text:style-name="P31">{</text:p>
      <text:p text:style-name="P31"><text:s text:c="2"/>x_ = x;</text:p>
      <text:p text:style-name="P31">};</text:p>
      <text:p text:style-name="P31"/>
      <text:p text:style-name="P31">void Point::setY(double y)</text:p>
      <text:p text:style-name="P31">{</text:p>
      <text:p text:style-name="P31"><text:s text:c="2"/>y_ = y;</text:p>
      <text:p text:style-name="P31">};</text:p>
      <text:p text:style-name="P31"/>
      <text:p text:style-name="P31">double Point::getX() const</text:p>
      <text:p text:style-name="P31">{</text:p>
      <text:p text:style-name="P31"><text:soft-page-break/><text:s text:c="2"/>return x_;</text:p>
      <text:p text:style-name="P31">};</text:p>
      <text:p text:style-name="P31">double Point::getY() const</text:p>
      <text:p text:style-name="P31">{</text:p>
      <text:p text:style-name="P31"><text:s text:c="2"/>return y_;</text:p>
      <text:p text:style-name="P31">};</text:p>
      <text:p text:style-name="P31"/>
      <text:p text:style-name="P31">bool Point::isEqual(Point point)</text:p>
      <text:p text:style-name="P31">{</text:p>
      <text:p text:style-name="P31"><text:s text:c="2"/>return (x_ == point.getX()) &amp;&amp; (y_ == point.getY());</text:p>
      <text:p text:style-name="P31">};</text:p>
      <text:p text:style-name="P31">double Point::getDistance(Point point)</text:p>
      <text:p text:style-name="P31">{</text:p>
      <text:p text:style-name="P31"><text:s text:c="2"/>return std::sqrt((x_ - point.getX()) * (x_ - point.getX()) + (y_ - point.getY()) * (y_ - point.getY()));</text:p>
      <text:p text:style-name="P31">};</text:p>
      <text:p text:style-name="P31">void Point::move(double distance)</text:p>
      <text:p text:style-name="P31">{</text:p>
      <text:p text:style-name="P31"><text:s text:c="2"/>x_ += distance;</text:p>
      <text:p text:style-name="P31"><text:s text:c="2"/>y_ += distance;</text:p>
      <text:p text:style-name="P31">};</text:p>
      <text:p text:style-name="P40">./&lt;ROOT&gt;/pointFunction.hpp</text:p>
      <text:p text:style-name="P29">#ifndef POINTFUNCTION_HPP</text:p>
      <text:p text:style-name="P30">#define POINTFUNCTION_HPP</text:p>
      <text:p text:style-name="P30">#include &lt;cstddef&gt;</text:p>
      <text:p text:style-name="P30">#include "Point.h"</text:p>
      <text:p text:style-name="P30"/>
      <text:p text:style-name="P30">bool isPointInCircle(const Point &amp; point, size_t radius);</text:p>
      <text:p text:style-name="P30">void input (Point &amp; point);</text:p>
      <text:p text:style-name="P30">void output (const Point &amp; point);</text:p>
      <text:p text:style-name="P30">#endif</text:p>
      <text:p text:style-name="P24"/>
      <text:p text:style-name="P26"><text:span text:style-name="T33">./&lt;ROOT&gt;/</text:span><text:span text:style-name="T34">pointFunction.cpp</text:span></text:p>
      <text:p text:style-name="P29">#include "pointFunction.hpp"</text:p>
      <text:p text:style-name="P30">#include &lt;iostream&gt;</text:p>
      <text:p text:style-name="P30">#include &lt;cmath&gt;</text:p>
      <text:p text:style-name="P30"/>
      <text:p text:style-name="P30">bool isPointInCircle(const Point &amp; point, size_t radius)</text:p>
      <text:p text:style-name="P30">{</text:p>
      <text:p text:style-name="P30"><text:s text:c="2"/>double x = point.getX(), y = point.getY();</text:p>
      <text:p text:style-name="P30"><text:s text:c="2"/>return std::sqrt(x * x + y * y) &lt;= radius;</text:p>
      <text:p text:style-name="P30">};</text:p>
      <text:p text:style-name="P30"/>
      <text:p text:style-name="P30">void input (Point &amp; point)</text:p>
      <text:p text:style-name="P30">{</text:p>
      <text:p text:style-name="P30"><text:s text:c="2"/>double x = 0.0, y = 0.0;</text:p>
      <text:p text:style-name="P30"><text:s text:c="2"/>std::cin &gt;&gt; x &gt;&gt; y;</text:p>
      <text:p text:style-name="P30"><text:s text:c="2"/>if (!std::cin)</text:p>
      <text:p text:style-name="P30"><text:s text:c="2"/>{</text:p>
      <text:p text:style-name="P30"><text:s text:c="4"/>throw std::logic_error("Bad input!");</text:p>
      <text:p text:style-name="P30"><text:s text:c="2"/>}</text:p>
      <text:p text:style-name="P30"><text:s text:c="2"/>point.setX(x);</text:p>
      <text:p text:style-name="P30"><text:s text:c="2"/>point.setY(y);</text:p>
      <text:p text:style-name="P30">};</text:p>
      <text:p text:style-name="P30"/>
      <text:p text:style-name="P30">void output (const Point &amp; point)</text:p>
      <text:p text:style-name="P30"><text:soft-page-break/>{</text:p>
      <text:p text:style-name="P30"><text:s text:c="2"/>std::cout &lt;&lt; point.getX() &lt;&lt; " ";</text:p>
      <text:p text:style-name="P30"><text:s text:c="2"/>std::cout &lt;&lt; point.getY() &lt;&lt; " ";</text:p>
      <text:p text:style-name="P3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Простые классы»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2</meta:editing-cycles>
    <meta:creation-date>2022-04-04T20:17:00</meta:creation-date>
    <dc:date>2023-12-18T01:55:23.338225709</dc:date>
    <meta:editing-duration>PT1H43M15S</meta:editing-duration>
    <meta:generator>LibreOffice/7.3.7.2$Linux_X86_64 LibreOffice_project/30$Build-2</meta:generator>
    <meta:document-statistic meta:table-count="1" meta:image-count="0" meta:object-count="0" meta:page-count="6" meta:paragraph-count="243" meta:word-count="899" meta:character-count="6521" meta:non-whitespace-character-count="5461"/>
    <meta:user-defined meta:name="AppVersion">16.0000</meta:user-defined>
    <meta:template xlink:type="simple" xlink:actuate="onRequest" xlink:title="Normal.dotm" xlink:href=""/>
  </office:meta>
</office:document-meta>
</file>